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erif" svg:font-family="'Liberation Serif'" style:font-family-generic="roman" style:font-pitch="variable"/>
    <style:font-face style:name="Arial Unicode MS" svg:font-family="'Arial Unicode MS'"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OpenSymbol"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ense_20_espaiat">
      <style:paragraph-properties fo:margin-top="0.071cm" fo:margin-bottom="0.988cm" loext:contextual-spacing="false" fo:line-height="90%" fo:text-align="justify" style:justify-single-word="false"/>
      <style:text-properties fo:text-transform="uppercase" fo:color="#4472c4" style:font-name="Calibri1" fo:language="ca" fo:country="ES"/>
    </style:style>
    <style:style style:name="P2" style:family="paragraph" style:parent-style-name="Contents_20_1">
      <style:paragraph-properties fo:margin-top="0.071cm" fo:margin-bottom="0.988cm" loext:contextual-spacing="false" fo:line-height="90%" fo:text-align="justify" style:justify-single-word="false">
        <style:tab-stops>
          <style:tab-stop style:position="14.982cm" style:type="right" style:leader-style="dotted" style:leader-text="."/>
        </style:tab-stops>
      </style:paragraph-properties>
    </style:style>
    <style:style style:name="P3" style:family="paragraph" style:parent-style-name="Standard">
      <style:paragraph-properties fo:margin-top="0.071cm" fo:margin-bottom="0.988cm" loext:contextual-spacing="false" fo:line-height="90%" fo:text-align="justify" style:justify-single-word="false">
        <style:tab-stops>
          <style:tab-stop style:position="14.982cm" style:type="right" style:leader-style="dotted" style:leader-text="."/>
        </style:tab-stops>
      </style:paragraph-properties>
      <style:text-properties fo:text-transform="uppercase" fo:color="#4472c4" style:font-name="Calibri1" fo:language="ca" fo:country="ES"/>
    </style:style>
    <style:style style:name="P4" style:family="paragraph" style:parent-style-name="Standard">
      <style:paragraph-properties fo:margin-top="0.071cm" fo:margin-bottom="0.988cm" loext:contextual-spacing="false" fo:line-height="90%" fo:text-align="justify" style:justify-single-word="false">
        <style:tab-stops>
          <style:tab-stop style:position="14.982cm" style:type="right" style:leader-style="dotted" style:leader-text="."/>
        </style:tab-stops>
      </style:paragraph-properties>
      <style:text-properties fo:text-transform="uppercase" fo:color="#4472c4" style:font-name="Calibri1" fo:font-size="16pt" fo:language="ca" fo:country="ES" fo:font-weight="bold" style:font-size-asian="16pt" style:font-weight-asian="bold" style:font-size-complex="16pt"/>
    </style:style>
    <style:style style:name="P5" style:family="paragraph" style:parent-style-name="No_20_Spacing">
      <style:paragraph-properties fo:margin-top="0.071cm" fo:margin-bottom="0.988cm" loext:contextual-spacing="false" fo:line-height="90%"/>
      <style:text-properties style:font-name="Calibri"/>
    </style:style>
    <style:style style:name="P6" style:family="paragraph" style:parent-style-name="Contents_20_1">
      <style:paragraph-properties>
        <style:tab-stops>
          <style:tab-stop style:position="14.982cm" style:type="right" style:leader-style="dotted" style:leader-text="."/>
        </style:tab-stops>
      </style:paragraph-properties>
    </style:style>
    <style:style style:name="P7" style:family="paragraph" style:parent-style-name="Text_20_body">
      <style:text-properties style:font-name="Calibri1" fo:font-size="16pt" fo:language="ca" fo:country="ES" fo:font-weight="bold" style:font-size-asian="16pt" style:font-weight-asian="bold" style:font-size-complex="16pt"/>
    </style:style>
    <style:style style:name="P8" style:family="paragraph" style:parent-style-name="Standard">
      <style:paragraph-properties fo:text-align="justify" style:justify-single-word="false"/>
      <style:text-properties style:font-name="Calibri1" fo:font-size="11pt" fo:language="ca" fo:country="ES" style:font-size-asian="11pt" style:font-size-complex="11pt"/>
    </style:style>
    <style:style style:name="P9" style:family="paragraph" style:parent-style-name="No_20_Spacing">
      <style:paragraph-properties fo:margin-top="0.071cm" fo:margin-bottom="0.071cm" loext:contextual-spacing="false"/>
      <style:text-properties fo:text-transform="uppercase" fo:color="#1f3864" style:font-name="Calibri" fo:font-size="14pt" fo:language="ca" fo:country="ES" officeooo:rsid="0010387f" officeooo:paragraph-rsid="0010387f" style:font-size-asian="14pt" style:font-size-complex="14pt"/>
    </style:style>
    <style:style style:name="P10" style:family="paragraph" style:parent-style-name="Standard">
      <style:paragraph-properties fo:text-align="justify" style:justify-single-word="false"/>
      <style:text-properties fo:font-size="11pt" fo:language="ca" fo:country="ES" officeooo:rsid="0011c8a6" style:font-size-asian="11pt" style:font-size-complex="11pt"/>
    </style:style>
    <style:style style:name="P11" style:family="paragraph" style:parent-style-name="Standard">
      <style:paragraph-properties fo:text-align="justify" style:justify-single-word="false"/>
      <style:text-properties officeooo:paragraph-rsid="000edd0a"/>
    </style:style>
    <style:style style:name="P12" style:family="paragraph" style:parent-style-name="Standard">
      <style:paragraph-properties fo:text-align="justify" style:justify-single-word="false"/>
      <style:text-properties officeooo:paragraph-rsid="0010a4f9"/>
    </style:style>
    <style:style style:name="P13" style:family="paragraph" style:parent-style-name="Standard">
      <style:paragraph-properties fo:text-align="justify" style:justify-single-word="false"/>
      <style:text-properties officeooo:paragraph-rsid="0011c8a6"/>
    </style:style>
    <style:style style:name="P14" style:family="paragraph" style:parent-style-name="Standard">
      <style:paragraph-properties fo:text-align="justify" style:justify-single-word="false"/>
      <style:text-properties officeooo:paragraph-rsid="00126891"/>
    </style:style>
    <style:style style:name="P15" style:family="paragraph" style:parent-style-name="Standard">
      <style:paragraph-properties fo:text-align="justify" style:justify-single-word="false"/>
      <style:text-properties officeooo:paragraph-rsid="00162e7c"/>
    </style:style>
    <style:style style:name="P16" style:family="paragraph" style:parent-style-name="Standard">
      <style:paragraph-properties fo:text-align="justify" style:justify-single-word="false"/>
      <style:text-properties officeooo:paragraph-rsid="0017d927"/>
    </style:style>
    <style:style style:name="P17" style:family="paragraph" style:parent-style-name="Standard">
      <style:paragraph-properties fo:text-align="justify" style:justify-single-word="false"/>
      <style:text-properties style:font-name="Calibri1" fo:language="ca" fo:country="ES" fo:font-weight="bold" officeooo:rsid="000edd0a" officeooo:paragraph-rsid="000edd0a" style:font-weight-asian="bold"/>
    </style:style>
    <style:style style:name="P18" style:family="paragraph" style:parent-style-name="Títol_20_1">
      <style:paragraph-properties fo:text-align="justify" style:justify-single-word="false"/>
      <style:text-properties style:font-name="Calibri1" fo:language="ca" fo:country="ES" fo:font-weight="bold" officeooo:rsid="000edd0a" officeooo:paragraph-rsid="000edd0a" style:font-weight-asian="bold"/>
    </style:style>
    <style:style style:name="P19" style:family="paragraph" style:parent-style-name="Títol_20_1">
      <style:paragraph-properties fo:text-align="justify" style:justify-single-word="false"/>
      <style:text-properties style:font-name="Calibri1" fo:font-size="11pt" fo:language="ca" fo:country="ES" style:font-size-asian="11pt" style:font-size-complex="11pt"/>
    </style:style>
    <style:style style:name="P20" style:family="paragraph" style:parent-style-name="Títol_20_1">
      <style:paragraph-properties fo:text-align="justify" style:justify-single-word="false" fo:break-before="page"/>
      <style:text-properties style:font-name="Calibri1" fo:language="ca" fo:country="ES" fo:font-weight="bold" officeooo:paragraph-rsid="00089130" style:font-weight-asian="bold"/>
    </style:style>
    <style:style style:name="P21" style:family="paragraph" style:parent-style-name="Sense_20_espaiat" style:master-page-name="MP0">
      <style:paragraph-properties fo:margin-top="0.071cm" fo:margin-bottom="0.988cm" loext:contextual-spacing="false" fo:line-height="90%" fo:text-align="justify" style:justify-single-word="false" style:page-number="auto" fo:break-before="page"/>
      <style:text-properties fo:text-transform="uppercase" fo:color="#4472c4" style:font-name="Calibri1" fo:language="ca" fo:country="ES"/>
    </style:style>
    <style:style style:name="P22" style:family="paragraph" style:parent-style-name="Text_20_body">
      <style:paragraph-properties fo:text-align="justify" style:justify-single-word="false"/>
      <style:text-properties style:font-name="Calibri1" fo:font-size="11pt" fo:language="ca" fo:country="ES" officeooo:paragraph-rsid="00089130" style:font-size-asian="11pt" style:font-size-complex="11pt"/>
    </style:style>
    <style:style style:name="P23" style:family="paragraph" style:parent-style-name="Text_20_body" style:list-style-name="L1">
      <style:paragraph-properties fo:text-align="justify" style:justify-single-word="false"/>
      <style:text-properties officeooo:paragraph-rsid="000ec2bd"/>
    </style:style>
    <style:style style:name="P24" style:family="paragraph" style:parent-style-name="No_20_Spacing">
      <style:paragraph-properties fo:margin-top="0.141cm" fo:margin-bottom="0.071cm" loext:contextual-spacing="false"/>
      <style:text-properties fo:text-transform="uppercase" fo:color="#4472c4" style:font-name="Calibri" fo:font-size="12pt" fo:language="ca" fo:country="ES" style:font-size-asian="12pt" style:font-size-complex="12pt"/>
    </style:style>
    <style:style style:name="P25" style:family="paragraph">
      <loext:graphic-properties draw:fill="none"/>
      <style:paragraph-properties fo:text-align="start"/>
      <style:text-properties fo:color="#000000" fo:font-size="18pt"/>
    </style:style>
    <style:style style:name="T1" style:family="text">
      <style:text-properties style:font-name="Calibri1" fo:font-size="16pt" style:font-size-asian="16pt" style:font-name-complex="Calibri1"/>
    </style:style>
    <style:style style:name="T2" style:family="text">
      <style:text-properties style:font-name="Calibri1" fo:language="ca" fo:country="ES" fo:font-weight="bold" style:font-weight-asian="bold"/>
    </style:style>
    <style:style style:name="T3" style:family="text">
      <style:text-properties style:font-name="Calibri1" fo:language="ca" fo:country="ES" fo:font-weight="bold" style:font-weight-asian="bold" style:font-weight-complex="bold"/>
    </style:style>
    <style:style style:name="T4" style:family="text">
      <style:text-properties style:font-name="Calibri1" fo:font-weight="bold" style:font-weight-asian="bold" style:font-weight-complex="bold"/>
    </style:style>
    <style:style style:name="T5" style:family="text">
      <style:text-properties style:font-name="Calibri1" fo:font-weight="bold" officeooo:rsid="0010134f" style:font-weight-asian="bold" style:font-weight-complex="bold"/>
    </style:style>
    <style:style style:name="T6" style:family="text">
      <style:text-properties style:font-name="Calibri1" fo:font-size="11pt" fo:language="ca" fo:country="ES" officeooo:rsid="000ec2bd" style:font-size-asian="11pt" style:font-size-complex="11pt"/>
    </style:style>
    <style:style style:name="T7" style:family="text">
      <style:text-properties style:font-name="Calibri1" fo:font-size="11pt" fo:language="ca" fo:country="ES" officeooo:rsid="0010a4f9" style:font-size-asian="11pt" style:font-size-complex="11pt"/>
    </style:style>
    <style:style style:name="T8" style:family="text">
      <style:text-properties style:font-name="Calibri1" fo:font-size="11pt" fo:language="ca" fo:country="ES" officeooo:rsid="0011444c" style:font-size-asian="11pt" style:font-size-complex="11pt"/>
    </style:style>
    <style:style style:name="T9" style:family="text">
      <style:text-properties style:font-name="Calibri1" fo:font-size="11pt" fo:language="ca" fo:country="ES" officeooo:rsid="0011c8a6" style:font-size-asian="11pt" style:font-size-complex="11pt"/>
    </style:style>
    <style:style style:name="T10" style:family="text">
      <style:text-properties style:font-name="Calibri1" fo:font-size="11pt" fo:language="ca" fo:country="ES" officeooo:rsid="00126891" style:font-size-asian="11pt" style:font-size-complex="11pt"/>
    </style:style>
    <style:style style:name="T11" style:family="text">
      <style:text-properties style:font-name="Calibri1" fo:font-size="11pt" fo:language="ca" fo:country="ES" officeooo:rsid="0013ae93" style:font-size-asian="11pt" style:font-size-complex="11pt"/>
    </style:style>
    <style:style style:name="T12" style:family="text">
      <style:text-properties style:font-name="Calibri1" fo:font-size="11pt" fo:language="ca" fo:country="ES" officeooo:rsid="0015c0d5" style:font-size-asian="11pt" style:font-size-complex="11pt"/>
    </style:style>
    <style:style style:name="T13" style:family="text">
      <style:text-properties style:font-name="Calibri1" fo:font-size="11pt" fo:language="ca" fo:country="ES" officeooo:rsid="0017d927" style:font-size-asian="11pt" style:font-size-complex="11pt"/>
    </style:style>
    <style:style style:name="T14" style:family="text">
      <style:text-properties style:font-name="Calibri1" fo:font-size="11pt" fo:language="ca" fo:country="ES" officeooo:rsid="000edd0a" style:font-size-asian="11pt" style:font-name-complex="Calibri1" style:font-size-complex="11pt"/>
    </style:style>
    <style:style style:name="T15" style:family="text">
      <style:text-properties style:font-name="Calibri1" fo:font-size="11pt" fo:language="ca" fo:country="ES" officeooo:rsid="0010134f" style:font-size-asian="11pt" style:font-name-complex="Calibri1" style:font-size-complex="11pt"/>
    </style:style>
    <style:style style:name="T16" style:family="text">
      <style:text-properties style:font-name="Calibri1" fo:font-size="11pt" fo:language="ca" fo:country="ES" fo:font-style="italic" officeooo:rsid="00126891" style:font-size-asian="11pt" style:font-style-asian="italic" style:font-size-complex="11pt" style:font-style-complex="italic"/>
    </style:style>
    <style:style style:name="T17" style:family="text">
      <style:text-properties style:font-name="Calibri1" fo:font-size="11pt" fo:language="ca" fo:country="ES" fo:font-style="italic" officeooo:rsid="0015c0d5" style:font-size-asian="11pt" style:font-style-asian="italic" style:font-size-complex="11pt" style:font-style-complex="italic"/>
    </style:style>
    <style:style style:name="T18" style:family="text">
      <style:text-properties style:font-name="Calibri1" fo:font-size="11pt" fo:language="ca" fo:country="ES" fo:font-style="italic" fo:font-weight="bold" officeooo:rsid="0010a4f9" style:font-size-asian="11pt" style:font-style-asian="italic" style:font-weight-asian="bold" style:font-size-complex="11pt" style:font-style-complex="italic" style:font-weight-complex="bold"/>
    </style:style>
    <style:style style:name="T19" style:family="text">
      <style:text-properties style:font-name="Calibri1" fo:font-size="11pt" fo:language="ca" fo:country="ES" fo:font-style="italic" fo:font-weight="bold" officeooo:rsid="00126891" style:font-size-asian="11pt" style:font-style-asian="italic" style:font-weight-asian="bold" style:font-size-complex="11pt" style:font-style-complex="italic" style:font-weight-complex="bold"/>
    </style:style>
    <style:style style:name="T20" style:family="text">
      <style:text-properties style:font-name="Calibri1" fo:font-size="11pt" fo:language="ca" fo:country="ES" fo:font-style="italic" fo:font-weight="bold" officeooo:rsid="0015c0d5" style:font-size-asian="11pt" style:font-style-asian="italic" style:font-weight-asian="bold" style:font-size-complex="11pt" style:font-style-complex="italic" style:font-weight-complex="bold"/>
    </style:style>
    <style:style style:name="T21" style:family="text">
      <style:text-properties style:font-name="Calibri1" fo:font-size="11pt" fo:language="ca" fo:country="ES" fo:font-style="italic" fo:font-weight="bold" officeooo:rsid="00162e7c" style:font-size-asian="11pt" style:font-style-asian="italic" style:font-weight-asian="bold" style:font-size-complex="11pt" style:font-style-complex="italic" style:font-weight-complex="bold"/>
    </style:style>
    <style:style style:name="T22" style:family="text">
      <style:text-properties style:font-name="Calibri1" fo:font-size="11pt" fo:language="ca" fo:country="ES" fo:font-style="italic" fo:font-weight="bold" officeooo:rsid="0017d927" style:font-size-asian="11pt" style:font-style-asian="italic" style:font-weight-asian="bold" style:font-size-complex="11pt" style:font-style-complex="italic" style:font-weight-complex="bold"/>
    </style:style>
    <style:style style:name="T23" style:family="text">
      <style:text-properties style:font-name="Calibri1" fo:font-size="11pt" fo:language="ca" fo:country="ES" fo:font-style="italic" fo:font-weight="normal" officeooo:rsid="0015c0d5" style:font-size-asian="11pt" style:font-style-asian="italic" style:font-weight-asian="normal" style:font-size-complex="11pt" style:font-style-complex="italic" style:font-weight-complex="normal"/>
    </style:style>
    <style:style style:name="T24" style:family="text">
      <style:text-properties style:font-name="Calibri1" fo:font-size="11pt" fo:language="ca" fo:country="ES" fo:font-style="italic" fo:font-weight="normal" officeooo:rsid="00126891" style:font-size-asian="11pt" style:font-style-asian="italic" style:font-weight-asian="normal" style:font-size-complex="11pt" style:font-style-complex="italic" style:font-weight-complex="normal"/>
    </style:style>
    <style:style style:name="T25" style:family="text">
      <style:text-properties style:font-name="Calibri1" fo:font-size="11pt" fo:language="ca" fo:country="ES" fo:font-style="italic" fo:font-weight="normal" officeooo:rsid="00162e7c" style:font-size-asian="11pt" style:font-style-asian="italic" style:font-weight-asian="normal" style:font-size-complex="11pt" style:font-style-complex="italic" style:font-weight-complex="normal"/>
    </style:style>
    <style:style style:name="T26" style:family="text">
      <style:text-properties style:font-name="Calibri1" fo:font-size="11pt" fo:language="ca" fo:country="ES" fo:font-style="italic" fo:font-weight="normal" officeooo:rsid="0017d927" style:font-size-asian="11pt" style:font-style-asian="italic" style:font-weight-asian="normal" style:font-size-complex="11pt" style:font-style-complex="italic" style:font-weight-complex="normal"/>
    </style:style>
    <style:style style:name="T27" style:family="text">
      <style:text-properties style:font-name="Calibri1" fo:font-size="11pt" fo:language="ca" fo:country="ES" fo:font-style="normal" officeooo:rsid="00126891" style:font-size-asian="11pt" style:font-style-asian="normal" style:font-size-complex="11pt" style:font-style-complex="normal"/>
    </style:style>
    <style:style style:name="T28" style:family="text">
      <style:text-properties style:font-name="Calibri1" fo:font-size="11pt" fo:language="ca" fo:country="ES" fo:font-style="normal" officeooo:rsid="0015c0d5" style:font-size-asian="11pt" style:font-style-asian="normal" style:font-size-complex="11pt" style:font-style-complex="normal"/>
    </style:style>
    <style:style style:name="T29" style:family="text">
      <style:text-properties style:font-name="Calibri1" fo:font-size="11pt" fo:language="ca" fo:country="ES" fo:font-style="normal" fo:font-weight="normal" officeooo:rsid="00126891" style:font-size-asian="11pt" style:font-style-asian="normal" style:font-weight-asian="normal" style:font-size-complex="11pt" style:font-style-complex="normal" style:font-weight-complex="normal"/>
    </style:style>
    <style:style style:name="T30" style:family="text">
      <style:text-properties style:font-name="Calibri1" fo:font-size="11pt" fo:language="ca" fo:country="ES" fo:font-style="normal" fo:font-weight="normal" officeooo:rsid="00149bdc" style:font-size-asian="11pt" style:font-style-asian="normal" style:font-weight-asian="normal" style:font-size-complex="11pt" style:font-style-complex="normal" style:font-weight-complex="normal"/>
    </style:style>
    <style:style style:name="T31" style:family="text">
      <style:text-properties style:font-name="Calibri1" fo:font-size="11pt" fo:language="ca" fo:country="ES" fo:font-style="normal" fo:font-weight="normal" officeooo:rsid="0015c0d5" style:font-size-asian="11pt" style:font-style-asian="normal" style:font-weight-asian="normal" style:font-size-complex="11pt" style:font-style-complex="normal" style:font-weight-complex="normal"/>
    </style:style>
    <style:style style:name="T32" style:family="text">
      <style:text-properties style:font-name="Calibri1" fo:font-size="11pt" fo:language="ca" fo:country="ES" fo:font-style="normal" fo:font-weight="normal" officeooo:rsid="00162e7c" style:font-size-asian="11pt" style:font-style-asian="normal" style:font-weight-asian="normal" style:font-size-complex="11pt" style:font-style-complex="normal" style:font-weight-complex="normal"/>
    </style:style>
    <style:style style:name="T33" style:family="text">
      <style:text-properties style:font-name="Calibri1" fo:font-size="11pt" fo:language="ca" fo:country="ES" fo:font-style="normal" fo:font-weight="normal" officeooo:rsid="0017d927" style:font-size-asian="11pt" style:font-style-asian="normal" style:font-weight-asian="normal" style:font-size-complex="11pt" style:font-style-complex="normal" style:font-weight-complex="normal"/>
    </style:style>
    <style:style style:name="T34" style:family="text">
      <style:text-properties style:font-name="Calibri1" fo:font-size="11pt" fo:language="ca" fo:country="ES" fo:font-style="normal" fo:font-weight="bold" officeooo:rsid="0017d927" style:font-size-asian="11pt" style:font-style-asian="normal" style:font-weight-asian="bold" style:font-size-complex="11pt" style:font-style-complex="normal" style:font-weight-complex="bold"/>
    </style:style>
    <style:style style:name="T35" style:family="text">
      <style:text-properties fo:color="#5b9bd5" fo:font-size="36pt" fo:language="ca" fo:country="ES" style:font-size-asian="36pt" style:font-size-complex="36pt"/>
    </style:style>
    <style:style style:name="T36" style:family="text">
      <style:text-properties fo:color="#5b9bd5" fo:font-size="36pt" fo:language="ca" fo:country="ES" officeooo:rsid="000cdd2b" style:font-size-asian="36pt" style:font-size-complex="36pt"/>
    </style:style>
    <style:style style:name="fr1" style:family="graphic" style:parent-style-name="Frame">
      <style:graphic-properties style:wrap="run-through" style:number-wrapped-paragraphs="no-limit" style:vertical-pos="from-top" style:vertical-rel="page" style:horizontal-pos="from-left" style:horizontal-rel="page" draw:opacity="0%" fo:padding="0.15cm" fo:border="none" draw:textarea-vertical-align="top"/>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18cm" draw:fill="none" draw:textarea-vertical-align="top" draw:auto-grow-height="true" fo:min-height="0cm" fo:min-width="0cm" fo:padding-top="0cm" fo:padding-bottom="0cm" fo:padding-left="0cm" fo:padding-right="0cm" fo:wrap-option="wrap" fo:margin-left="0.508cm" fo:margin-right="0.536cm" fo:margin-top="0cm" fo:margin-bottom="0.011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1"/>
      <text:p text:style-name="P1"/>
      <text:p text:style-name="P1"/>
      <text:p text:style-name="P1"/>
      <text:p text:style-name="P1"/>
      <text:p text:style-name="P1"/>
      <text:p text:style-name="P1"/>
      <text:p text:style-name="P1"/>
      <text:p text:style-name="P1"/>
      <text:p text:style-name="P1"><draw:custom-shape text:anchor-type="paragraph" draw:z-index="0" draw:name="Quadre de text 131" draw:style-name="gr1" draw:text-style-name="P25" svg:width="11.849cm" svg:height="4.153cm" svg:x="2.351cm" svg:y="-0.751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draw:frame draw:style-name="fr1" draw:name="Frame1" text:anchor-type="paragraph" svg:x="4.154cm" svg:y="16.037cm" svg:width="11.85cm" draw:z-index="1"><draw:text-box fo:min-height="0.041cm"><text:p text:style-name="P5"><text:span text:style-name="T35">Pràctica </text:span><text:span text:style-name="T36">4</text:span></text:p><text:p text:style-name="P9">Sistemes operatius II</text:p><text:p text:style-name="P24">David de la paz / oriol rabasseda</text:p></draw:text-box></draw:frame></text:p>
      <text:p text:style-name="P1"/>
      <text:p text:style-name="P1"/>
      <text:p text:style-name="Títol_20_de_20_l_27_IDC"><text:soft-page-break/><text:span text:style-name="Tipus_20_de_20_lletra_20_per_20_defecte_20_del_20_paràgraf"><text:span text:style-name="T1">ÍNDEX</text:span></text:span></text:p>
      <text:p text:style-name="P6"><text:span text:style-name="Tipus_20_de_20_lletra_20_per_20_defecte_20_del_20_paràgraf"><text:span text:style-name="T3">Observacions del codi</text:span></text:span><text:span text:style-name="Tipus_20_de_20_lletra_20_per_20_defecte_20_del_20_paràgraf"><text:span text:style-name="T4"><text:tab/>2<text:line-break/>Funcionament del programa<text:tab/>3<text:line-break/></text:span></text:span><text:span text:style-name="Tipus_20_de_20_lletra_20_per_20_defecte_20_del_20_paràgraf"><text:span text:style-name="T5">Proves realitzades</text:span></text:span><text:span text:style-name="Tipus_20_de_20_lletra_20_per_20_defecte_20_del_20_paràgraf"><text:span text:style-name="T4"><text:tab/>4</text:span></text:span></text:p>
      <text:p text:style-name="P2"><text:a xlink:type="simple" xlink:href="#_Toc525673843" office:target-frame-name="_top" xlink:show="replace" text:style-name="Internet_20_link" text:visited-style-name="Visited_20_Internet_20_Lin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h text:style-name="P20" text:outline-level="1">Observacions del codi</text:h>
      <text:p text:style-name="P22">En aquest apartat explicarem detalls sobre la implementació del codi no mencionats a la resta d’apartats respecte a algunes decisions de disseny:</text:p>
      <text:list xml:id="list1856175759" text:style-name="L1">
        <text:list-item>
          <text:p text:style-name="P23"><text:span text:style-name="Tipus_20_de_20_lletra_20_per_20_defecte_20_del_20_paràgraf"><text:span text:style-name="T6">TODO</text:span></text:span></text:p>
        </text:list-item>
      </text:list>
      <text:p text:style-name="P7"/>
      <text:p text:style-name="P7"/>
      <text:p text:style-name="P7"/>
      <text:p text:style-name="P7"/>
      <text:p text:style-name="P7"/>
      <text:p text:style-name="P7"/>
      <text:p text:style-name="P7"/>
      <text:h text:style-name="Títol_20_1" text:outline-level="1"><text:span text:style-name="T2"/></text:h>
      <text:h text:style-name="Títol_20_1" text:outline-level="1"><text:span text:style-name="T2"/></text:h>
      <text:h text:style-name="Títol_20_1" text:outline-level="1"><text:span text:style-name="T2"/></text:h>
      <text:h text:style-name="Títol_20_1" text:outline-level="1"><text:span text:style-name="T2"/></text:h>
      <text:h text:style-name="Títol_20_1" text:outline-level="1"><text:span text:style-name="T2"/></text:h>
      <text:h text:style-name="Títol_20_1" text:outline-level="1"><text:span text:style-name="T2"/></text:h>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h text:style-name="Títol_20_1" text:outline-level="1"><text:soft-page-break/><text:span text:style-name="T2">Funcionament del programa</text:span></text:h>
      <text:p text:style-name="P12"><text:span text:style-name="Tipus_20_de_20_lletra_20_per_20_defecte_20_del_20_paràgraf"><text:span text:style-name="T7">En aquesta quarta pràctica tornem a treballar sobre les pràctiques anteriors, centrant-nos en la utilització de fils per tal de processar les dades d’aeroports de forma més ràpida. El main és el mateix menú de la pràctica 3, tot i que ara hem modificat la funció 1 de creació de l’arbre (</text:span></text:span><text:span text:style-name="Tipus_20_de_20_lletra_20_per_20_defecte_20_del_20_paràgraf"><text:span text:style-name="T18">database.c</text:span></text:span><text:span text:style-name="Tipus_20_de_20_lletra_20_per_20_defecte_20_del_20_paràgraf"><text:span text:style-name="T7">) per tal de crear l’arbre binari utilitzant fils. D’aquesta manera, tindrem un fil </text:span></text:span><text:span text:style-name="Tipus_20_de_20_lletra_20_per_20_defecte_20_del_20_paràgraf"><text:span text:style-name="T8">secundari</text:span></text:span><text:span text:style-name="Tipus_20_de_20_lletra_20_per_20_defecte_20_del_20_paràgraf"><text:span text:style-name="T7"> per inizialitzar l’abre d’aeroports i un nombre variable de fils </text:span></text:span><text:span text:style-name="Tipus_20_de_20_lletra_20_per_20_defecte_20_del_20_paràgraf"><text:span text:style-name="T8">addicionals</text:span></text:span><text:span text:style-name="Tipus_20_de_20_lletra_20_per_20_defecte_20_del_20_paràgraf"><text:span text:style-name="T7"> per processar la informació del fitxer de vols i inserir-la a l’abre. Haurem d’anar amb compte per tal de bloquejar </text:span></text:span><text:span text:style-name="Tipus_20_de_20_lletra_20_per_20_defecte_20_del_20_paràgraf"><text:span text:style-name="T8">els fils a l’hora de llegir informació del fitxer principal i per inserir dades als nodes. Anem a veure amb més detall el funcionament de la pràctica:</text:span></text:span></text:p>
      <text:p text:style-name="P10"/>
      <text:p text:style-name="P14"><text:span text:style-name="Tipus_20_de_20_lletra_20_per_20_defecte_20_del_20_paràgraf"><text:span text:style-name="T11">Per tal d’evitar repetir explicar el funcionament de la pràctica anterior, només ens centrarem en explicar les noves instruccions relacionades amb l’ús dels fils. </text:span></text:span><text:span text:style-name="Tipus_20_de_20_lletra_20_per_20_defecte_20_del_20_paràgraf"><text:span text:style-name="T9">A l’hora de crear un arbre, començem per </text:span></text:span><text:span text:style-name="Tipus_20_de_20_lletra_20_per_20_defecte_20_del_20_paràgraf"><text:span text:style-name="T10">cridar a la funció </text:span></text:span><text:span text:style-name="Tipus_20_de_20_lletra_20_per_20_defecte_20_del_20_paràgraf"><text:span text:style-name="T19">airport_tree(*fp) </text:span></text:span><text:span text:style-name="Tipus_20_de_20_lletra_20_per_20_defecte_20_del_20_paràgraf"><text:span text:style-name="T30">per tal d’inicialitzar-lo amb el fitxer d’aeroports</text:span></text:span><text:span text:style-name="Tipus_20_de_20_lletra_20_per_20_defecte_20_del_20_paràgraf"><text:span text:style-name="T29">. </text:span></text:span><text:span text:style-name="Tipus_20_de_20_lletra_20_per_20_defecte_20_del_20_paràgraf"><text:span text:style-name="T31">La única diferencia amb l’altra pràctica és que hem modificat l’estructura dels nodes per afegir un </text:span></text:span><text:span text:style-name="Tipus_20_de_20_lletra_20_per_20_defecte_20_del_20_paràgraf"><text:span text:style-name="T23">mutex</text:span></text:span><text:span text:style-name="Tipus_20_de_20_lletra_20_per_20_defecte_20_del_20_paràgraf"><text:span text:style-name="T24"> </text:span></text:span><text:span text:style-name="Tipus_20_de_20_lletra_20_per_20_defecte_20_del_20_paràgraf"><text:span text:style-name="T31">individual per cadascún per tal de poder-los bloquejar al modificar els seus vols. Abans d’inserir un node a l’arbre, l’inicialitzem a NULL amb la funció </text:span></text:span><text:span text:style-name="Tipus_20_de_20_lletra_20_per_20_defecte_20_del_20_paràgraf"><text:span text:style-name="T20">pthread_mutex_init(&amp;n_data→mutex).</text:span></text:span></text:p>
      <text:p text:style-name="P14"><text:span text:style-name="Tipus_20_de_20_lletra_20_per_20_defecte_20_del_20_paràgraf"><text:span text:style-name="T9"/></text:span></text:p>
      <text:p text:style-name="P14"><text:span text:style-name="Tipus_20_de_20_lletra_20_per_20_defecte_20_del_20_paràgraf"><text:span text:style-name="T12">Un cop tenim l’arbre, el següent pas és </text:span></text:span><text:span text:style-name="Tipus_20_de_20_lletra_20_per_20_defecte_20_del_20_paràgraf"><text:span text:style-name="T9">crear una llista dels threads que utilitzarem per omplir l’abre amb els </text:span></text:span><text:span text:style-name="Tipus_20_de_20_lletra_20_per_20_defecte_20_del_20_paràgraf"><text:span text:style-name="T12">diferents </text:span></text:span><text:span text:style-name="Tipus_20_de_20_lletra_20_per_20_defecte_20_del_20_paràgraf"><text:span text:style-name="T9">vols. </text:span></text:span><text:span text:style-name="Tipus_20_de_20_lletra_20_per_20_defecte_20_del_20_paràgraf"><text:span text:style-name="T10">També inicialitzem una estructura </text:span></text:span><text:span text:style-name="Tipus_20_de_20_lletra_20_per_20_defecte_20_del_20_paràgraf"><text:span text:style-name="T16">thread_data</text:span></text:span><text:span text:style-name="Tipus_20_de_20_lletra_20_per_20_defecte_20_del_20_paràgraf"><text:span text:style-name="T27"> per </text:span></text:span><text:span text:style-name="Tipus_20_de_20_lletra_20_per_20_defecte_20_del_20_paràgraf"><text:span text:style-name="T28">poder </text:span></text:span><text:span text:style-name="Tipus_20_de_20_lletra_20_per_20_defecte_20_del_20_paràgraf"><text:span text:style-name="T27">enviar informació als threads, la qual conté el nom del fitxer de vols i l’arbre </text:span></text:span><text:span text:style-name="Tipus_20_de_20_lletra_20_per_20_defecte_20_del_20_paràgraf"><text:span text:style-name="T28">en qüestió</text:span></text:span><text:span text:style-name="Tipus_20_de_20_lletra_20_per_20_defecte_20_del_20_paràgraf"><text:span text:style-name="T27">. </text:span></text:span><text:span text:style-name="Tipus_20_de_20_lletra_20_per_20_defecte_20_del_20_paràgraf"><text:span text:style-name="T28">A continuació utilitzem un </text:span></text:span><text:span text:style-name="Tipus_20_de_20_lletra_20_per_20_defecte_20_del_20_paràgraf"><text:span text:style-name="T17">for</text:span></text:span><text:span text:style-name="Tipus_20_de_20_lletra_20_per_20_defecte_20_del_20_paràgraf"><text:span text:style-name="T28"> per crear tots els threads a utilitzar amb la funció </text:span></text:span><text:span text:style-name="Tipus_20_de_20_lletra_20_per_20_defecte_20_del_20_paràgraf"><text:span text:style-name="T20">pthread_create(&amp;ntid[i], NULL, thread_ini, (void *)t_data)</text:span></text:span><text:span text:style-name="Tipus_20_de_20_lletra_20_per_20_defecte_20_del_20_paràgraf"><text:span text:style-name="T31">, la cual va</text:span></text:span><text:span text:style-name="Tipus_20_de_20_lletra_20_per_20_defecte_20_del_20_paràgraf"><text:span text:style-name="T27"> </text:span></text:span><text:span text:style-name="Tipus_20_de_20_lletra_20_per_20_defecte_20_del_20_paràgraf"><text:span text:style-name="T28">creant els diferents threads de la llista (amb atributs per defecte) utilitzant la funció </text:span></text:span><text:span text:style-name="Tipus_20_de_20_lletra_20_per_20_defecte_20_del_20_paràgraf"><text:span text:style-name="T17">thread_ini</text:span></text:span><text:span text:style-name="Tipus_20_de_20_lletra_20_per_20_defecte_20_del_20_paràgraf"><text:span text:style-name="T28">, que veurem a continuació amb més detall. També enviem el struct </text:span></text:span><text:span text:style-name="Tipus_20_de_20_lletra_20_per_20_defecte_20_del_20_paràgraf"><text:span text:style-name="T17">t_data</text:span></text:span><text:span text:style-name="Tipus_20_de_20_lletra_20_per_20_defecte_20_del_20_paràgraf"><text:span text:style-name="T28"> per tal de poder enviar informació a cada thread. Un cop creats, utilitzem un altre </text:span></text:span><text:span text:style-name="Tipus_20_de_20_lletra_20_per_20_defecte_20_del_20_paràgraf"><text:span text:style-name="T17">for</text:span></text:span><text:span text:style-name="Tipus_20_de_20_lletra_20_per_20_defecte_20_del_20_paràgraf"><text:span text:style-name="T28"> per cridar per a cada fil la funció </text:span></text:span><text:span text:style-name="Tipus_20_de_20_lletra_20_per_20_defecte_20_del_20_paràgraf"><text:span text:style-name="T20">pthread_join(ntid[i], NULL)</text:span></text:span><text:span text:style-name="Tipus_20_de_20_lletra_20_per_20_defecte_20_del_20_paràgraf"><text:span text:style-name="T31">, la qual espera a que aquests acabin la seva execució.</text:span></text:span></text:p>
      <text:p text:style-name="P14"><text:span text:style-name="Tipus_20_de_20_lletra_20_per_20_defecte_20_del_20_paràgraf"><text:span text:style-name="T31"/></text:span></text:p>
      <text:p text:style-name="P15"><text:span text:style-name="Tipus_20_de_20_lletra_20_per_20_defecte_20_del_20_paràgraf"><text:span text:style-name="T32">Què fa exactament la funció </text:span></text:span><text:span text:style-name="Tipus_20_de_20_lletra_20_per_20_defecte_20_del_20_paràgraf"><text:span text:style-name="T21">thread_ini(*args)</text:span></text:span><text:span text:style-name="Tipus_20_de_20_lletra_20_per_20_defecte_20_del_20_paràgraf"><text:span text:style-name="T32">? Cada fil utilitzarà un bloc de tamany donat per anar llegint grups de N línies del fitxer de vols per posteriorment introduïr les dades a l’arbre. Els arguments de la funció són el struct que conté el arbre i el nom del fitxer de vols. Mentre encara quedin línies per llegir, fem malloc per un crear un bloc de tamany «BLOCK_SIZE» (variable). A continuació fem un </text:span></text:span><text:span text:style-name="Tipus_20_de_20_lletra_20_per_20_defecte_20_del_20_paràgraf"><text:span text:style-name="T21">lock</text:span></text:span><text:span text:style-name="Tipus_20_de_20_lletra_20_per_20_defecte_20_del_20_paràgraf"><text:span text:style-name="T32"> de f_mutex, el qual hem declarat a dalt de tot de manera estàtica amb </text:span></text:span><text:span text:style-name="Tipus_20_de_20_lletra_20_per_20_defecte_20_del_20_paràgraf"><text:span text:style-name="T25">PTHREAD_MUTEX_INITIALIZER</text:span></text:span><text:span text:style-name="Tipus_20_de_20_lletra_20_per_20_defecte_20_del_20_paràgraf"><text:span text:style-name="T32">. Això ens permet bloquejar el file de vols per lectura, de manera que un bloc pugui llegir N línies seguides. Utilitzant un bucle </text:span></text:span><text:span text:style-name="Tipus_20_de_20_lletra_20_per_20_defecte_20_del_20_paràgraf"><text:span text:style-name="T25">while</text:span></text:span><text:span text:style-name="Tipus_20_de_20_lletra_20_per_20_defecte_20_del_20_paràgraf"><text:span text:style-name="T32"> anem llegint les N línies amb fgets, fem el seu malloc corresponent i les anem guardant al bloc amb un </text:span></text:span><text:span text:style-name="Tipus_20_de_20_lletra_20_per_20_defecte_20_del_20_paràgraf"><text:span text:style-name="T21">memcpy</text:span></text:span><text:span text:style-name="Tipus_20_de_20_lletra_20_per_20_defecte_20_del_20_paràgraf"><text:span text:style-name="T32">. Com que l’últim bloc pot ser de tamany menor a la resta, si passa això activem un flag ‘eof’ per saber que ja hem acabat. Un cop omplert el bloc, desbloquejem f_mutex fent </text:span></text:span><text:span text:style-name="Tipus_20_de_20_lletra_20_per_20_defecte_20_del_20_paràgraf"><text:span text:style-name="T21">unlock</text:span></text:span><text:span text:style-name="Tipus_20_de_20_lletra_20_per_20_defecte_20_del_20_paràgraf"><text:span text:style-name="T32"> i introduïm a l’arbre la informació del bloc. D’aquesta manera, cada fil va introduïnt informació a l’arbre en blocs de N línies fins acabar de llegir el fitxer (Quan acabem d’utilitzar un bloc l’alliberem amb el seu </text:span></text:span><text:span text:style-name="Tipus_20_de_20_lletra_20_per_20_defecte_20_del_20_paràgraf"><text:span text:style-name="T25">free</text:span></text:span><text:span text:style-name="Tipus_20_de_20_lletra_20_per_20_defecte_20_del_20_paràgraf"><text:span text:style-name="T32"> corresponent). </text:span></text:span></text:p>
      <text:p text:style-name="P13"><text:span text:style-name="Tipus_20_de_20_lletra_20_per_20_defecte_20_del_20_paràgraf"><text:span text:style-name="T9"/></text:span></text:p>
      <text:p text:style-name="P16"><text:span text:style-name="Tipus_20_de_20_lletra_20_per_20_defecte_20_del_20_paràgraf"><text:span text:style-name="T13">Finalment, a l’hora d’inserir la informació dels vols a l’arbre també hem de fer </text:span></text:span><text:span text:style-name="Tipus_20_de_20_lletra_20_per_20_defecte_20_del_20_paràgraf"><text:span text:style-name="T22">lock</text:span></text:span><text:span text:style-name="Tipus_20_de_20_lletra_20_per_20_defecte_20_del_20_paràgraf"><text:span text:style-name="T33"> per a cada node per tal d’evitar que 2 o més fils escriguin al mateix node alhora. D’aquesta manera, quan la funció </text:span></text:span><text:span text:style-name="Tipus_20_de_20_lletra_20_per_20_defecte_20_del_20_paràgraf"><text:span text:style-name="T26">flight_list()</text:span></text:span><text:span text:style-name="Tipus_20_de_20_lletra_20_per_20_defecte_20_del_20_paràgraf"><text:span text:style-name="T33"> troba el node a modificar, si aquest existeix el programa </text:span></text:span><text:span text:style-name="Tipus_20_de_20_lletra_20_per_20_defecte_20_del_20_paràgraf"><text:span text:style-name="T34">bloqueja</text:span></text:span><text:span text:style-name="Tipus_20_de_20_lletra_20_per_20_defecte_20_del_20_paràgraf"><text:span text:style-name="T33"> el mutex propi del node (n_data-&gt;mutex) per poder introduïr les dades corresponents a un vol. Al finalitzar, es fa </text:span></text:span><text:span text:style-name="Tipus_20_de_20_lletra_20_per_20_defecte_20_del_20_paràgraf"><text:span text:style-name="T22">unlock</text:span></text:span><text:span text:style-name="Tipus_20_de_20_lletra_20_per_20_defecte_20_del_20_paràgraf"><text:span text:style-name="T33"> del mutex pertanyent al node per tal de que altres fils puguin introduir també informació sobre aquest node. D’aquesta manera logrem evitar qualsevol tipus de conflicte relacionat amb els fils. Un cop aquest acabin d’introduir totes les dades corresponents, el fil principal despertarà i el programa tornarà al menú principal.</text:span></text:span></text:p>
      <text:p text:style-name="P8"/>
      <text:h text:style-name="P19" text:outline-level="1"/>
      <text:p text:style-name="P8"/>
      <text:h text:style-name="P18" text:outline-level="1"/>
      <text:h text:style-name="P18" text:outline-level="1"/>
      <text:p text:style-name="P17"/>
      <text:h text:style-name="P18" text:outline-level="1"><text:soft-page-break/>Proves realitzades</text:h>
      <text:p text:style-name="P11"><text:span text:style-name="Tipus_20_de_20_lletra_20_per_20_defecte_20_del_20_paràgraf"><text:span text:style-name="T14">TO</text:span></text:span><text:span text:style-name="Tipus_20_de_20_lletra_20_per_20_defecte_20_del_20_paràgraf"><text:span text:style-name="T15">D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erif" svg:font-family="'Liberation Serif'" style:font-family-generic="roman" style:font-pitch="variable"/>
    <style:font-face style:name="Arial Unicode MS" svg:font-family="'Arial Unicode MS'" style:font-family-generic="swiss" style:font-pitch="variable"/>
    <style:font-face style:name="Calibri1"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OpenSymbol"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ol_20_1" style:display-name="Títol 1" style:family="paragraph" style:parent-style-name="Standard" style:next-style-name="Standard" style:default-outline-level="1">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size-asian="16pt" style:font-size-complex="16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lista" style:family="paragraph" style:parent-style-name="Text_20_body">
      <style:paragraph-properties fo:hyphenation-ladder-count="no-limit"/>
      <style:text-properties fo:hyphenate="false"/>
    </style:style>
    <style:style style:name="L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ense_20_espaiat" style:display-name="Sense espaiat" style:family="paragraph">
      <style:paragraph-properties fo:hyphenation-ladder-count="no-limit"/>
      <style:text-properties style:language-asian="es" style:country-asian="ES" fo:hyphenate="false"/>
    </style:style>
    <style:style style:name="Contents_20_1" style:display-name="Contents 1" style:family="paragraph" style:parent-style-name="Standard" style:next-style-name="Standard" style:class="index">
      <style:paragraph-properties fo:margin-top="0cm" fo:margin-bottom="0.176cm" loext:contextual-spacing="false" fo:hyphenation-ladder-count="no-limit"/>
      <style:text-properties fo:hyphenate="false"/>
    </style:style>
    <style:style style:name="Títol_20_de_20_l_27_IDC" style:display-name="Títol de l'IDC" style:family="paragraph" style:parent-style-name="Títol_20_1" style:next-style-name="Standard" style:default-outline-level="1" style:list-style-name="">
      <style:paragraph-properties fo:margin-top="0.847cm" fo:margin-bottom="0cm" loext:contextual-spacing="false" fo:line-height="115%" fo:hyphenation-ladder-count="no-limit"/>
      <style:text-properties fo:font-size="14pt" fo:font-weight="bold" style:font-size-asian="14pt" style:font-weight-asian="bold" style:font-size-complex="14pt"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ig." style:family="paragraph" style:parent-style-name="Llegenda">
      <style:paragraph-properties fo:hyphenation-ladder-count="no-limit"/>
      <style:text-properties fo:hyphenate="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Songti SC" style:font-family-asian="'Songti SC'" style:font-family-generic-asian="system" style:font-pitch-asian="variable" style:language-asian="es" style:country-asian="ES"/>
    </style:style>
    <style:style style:name="Tipus_20_de_20_lletra_20_per_20_defecte_20_del_20_paràgraf" style:display-name="Tipus de lletra per defecte del paràgraf"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MacOSX_X86_64 LibreOffice_project/5d19a1bfa650b796764388cd8b33a5af1f5baa1b</meta:generator>
    <meta:creation-date>2018-10-12T18:21:00Z</meta:creation-date>
    <dc:date>2018-11-18T03:27:36.120353000</dc:date>
    <meta:editing-cycles>33</meta:editing-cycles>
    <meta:editing-duration>PT8H38M32S</meta:editing-duration>
    <meta:document-statistic meta:table-count="0" meta:image-count="0" meta:object-count="0" meta:page-count="5" meta:paragraph-count="16" meta:word-count="725" meta:character-count="4399" meta:non-whitespace-character-count="3690"/>
    <meta:template xlink:type="simple" xlink:actuate="onRequest" xlink:title="" xlink:href="../../Practica3/Practica3.odt/Normal.dotm"/>
  </office:meta>
</office:document-meta>
</file>